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pitch="variable"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language="es" fo:country="MX" style:font-size-asian="10.5pt"/>
    </style:style>
    <style:style style:name="P2" style:family="paragraph" style:parent-style-name="Standard">
      <style:text-properties fo:language="es" fo:country="MX" style:font-size-asian="10.5pt"/>
    </style:style>
    <style:style style:name="P3" style:family="paragraph" style:parent-style-name="Standard" style:list-style-name="L3"/>
    <style:style style:name="P4" style:family="paragraph" style:parent-style-name="Contents_20_2">
      <style:paragraph-properties>
        <style:tab-stops>
          <style:tab-stop style:position="6.7283in" style:type="right" style:leader-style="dotted" style:leader-text="."/>
        </style:tab-stops>
      </style:paragraph-properties>
    </style:style>
    <style:style style:name="P5" style:family="paragraph" style:parent-style-name="Heading_20_1">
      <style:paragraph-properties fo:break-before="page"/>
    </style:style>
    <style:style style:name="P6" style:family="paragraph" style:parent-style-name="Contents_20_Heading">
      <style:paragraph-properties fo:break-before="page"/>
    </style:style>
    <style:style style:name="P7" style:family="paragraph" style:parent-style-name="Contents_20_1">
      <style:paragraph-properties>
        <style:tab-stops>
          <style:tab-stop style:position="6.9252in" style:type="right" style:leader-style="dotted" style:leader-text="."/>
        </style:tab-stops>
      </style:paragraph-properties>
    </style:style>
    <style:style style:name="T1" style:family="text">
      <style:text-properties fo:language="es" fo:country="MX" style:font-size-asian="10.5pt"/>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omero Pacheco Carlos Mauricio</text:p>
      <text:p text:style-name="P1"/>
      <text:p text:style-name="P1">CC419 – Topicos Selectos de Computacion III (Programacion Web)</text:p>
      <text:p text:style-name="P1"/>
      <text:p text:style-name="P1">Proyecto</text:p>
      <text:p text:style-name="P1">SMS – Students Management System by pachecore</text:p>
      <text:p text:style-name="P1"/>
      <text:p text:style-name="P1"/>
      <text:table-of-content text:style-name="Sect1" text:protected="true" text:name="Table of Contents1">
        <text:table-of-content-source text:outline-level="10">
          <text:index-title-template text:style-name="Contents_20_Heading">I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6">Indice</text:p>
          </text:index-title>
          <text:p text:style-name="P7"><text:a xlink:type="simple" xlink:href="#__RefHeading__201_1005151302" text:style-name="Index_20_Link" text:visited-style-name="Index_20_Link">Modulo<text:tab/>3</text:a></text:p>
          <text:p text:style-name="P4"><text:a xlink:type="simple" xlink:href="#__RefHeading__193_1005151302" text:style-name="Index_20_Link" text:visited-style-name="Index_20_Link">- Principal (Login) <text:tab/>3</text:a></text:p>
          <text:p text:style-name="P4"><text:a xlink:type="simple" xlink:href="#__RefHeading__195_1005151302" text:style-name="Index_20_Link" text:visited-style-name="Index_20_Link">- Agregar Ciclo Escolar<text:tab/>3</text:a></text:p>
          <text:p text:style-name="P4"><text:a xlink:type="simple" xlink:href="#__RefHeading__197_1005151302" text:style-name="Index_20_Link" text:visited-style-name="Index_20_Link">- Crear curso <text:tab/>4</text:a></text:p>
          <text:p text:style-name="P4"><text:a xlink:type="simple" xlink:href="#__RefHeading__199_1005151302" text:style-name="Index_20_Link" text:visited-style-name="Index_20_Link">- Clonar un curso<text:tab/>4</text:a></text:p>
          <text:p text:style-name="P4"><text:a xlink:type="simple" xlink:href="#__RefHeading__205_1005151302" text:style-name="Index_20_Link" text:visited-style-name="Index_20_Link">-Agregar Alumno<text:tab/>5</text:a></text:p>
        </text:index-body>
      </text:table-of-content>
      <text:p text:style-name="P1"/>
      <text:h text:style-name="P5" text:outline-level="1"><text:bookmark-start text:name="__RefHeading__201_1005151302"/>Modulo<text:bookmark-end text:name="__RefHeading__201_1005151302"/></text:h>
      <text:h text:style-name="Heading_20_2" text:outline-level="2"><text:bookmark-start text:name="__RefHeading__193_1005151302"/>- Principal (Login) <text:bookmark-end text:name="__RefHeading__193_1005151302"/></text:h>
      <text:p text:style-name="P1"/>
      <text:p text:style-name="P1">#localhost/Proyecto/?ctrl=login&amp;userid=pachecore&amp;password=1234</text:p>
      <text:p text:style-name="P1"/>
      <text:p text:style-name="P1">Datos de entrada</text:p>
      <text:p text:style-name="P1"/>
      <text:p text:style-name="P1">ctrl – login</text:p>
      <text:p text:style-name="P1">userid – pachecore</text:p>
      <text:p text:style-name="P1">password – 1234</text:p>
      <text:p text:style-name="P1"/>
      <text:p text:style-name="P1">Si los Datos son correctos, se mostrara un mensaje de Bienvenida, en caso contrario se mostraran los siguientes errores:</text:p>
      <text:p text:style-name="P1"/>
      <text:p text:style-name="P1">En caso de no incluir el “ctrl”, se indicara que no fue encontrado.</text:p>
      <text:p text:style-name="P1">En caso de el “ctrl” no contenga algun valor valido, se indicara que no es valido.</text:p>
      <text:p text:style-name="P1">En caso de no incluir “userid” o “password” se mostrara en pantalla que no fueron encontrados.</text:p>
      <text:p text:style-name="P1">Si “userid” o “password” son incorrectos se mostrada el mensaje diciendo que son incorrectos.</text:p>
      <text:h text:style-name="Heading_20_2" text:outline-level="2"><text:bookmark-start text:name="__RefHeading__195_1005151302"/>- Agregar Ciclo Escolar<text:bookmark-end text:name="__RefHeading__195_1005151302"/></text:h>
      <text:p text:style-name="P1"/>
      <text:p text:style-name="P1">#localhost/Proyecto/?ctrl=cicle&amp;act=add&amp;ciclo=[ciclo]</text:p>
      <text:p text:style-name="P1"/>
      <text:p text:style-name="P1">[ciclo] = Cualquier ciclo que cumpla con el formato establecido (2013B,2014b,2014A)</text:p>
      <text:p text:style-name="P1"/>
      <text:p text:style-name="P1">Si la solicitud fue procesada correctamente se mostrara un mensaje notificando que se creo el curso sin errores.</text:p>
      <text:p text:style-name="P1"/>
      <text:p text:style-name="P1">Errores: </text:p>
      <text:p text:style-name="P1">En caso de no incluir el “ctrl”, se indicara que no fue encontrado.</text:p>
      <text:p text:style-name="P1">En caso de el “ctrl” no contenga algun valor valido, se indicara que no es valido.</text:p>
      <text:p text:style-name="P1">Si “act” o “ciclo” no existen, cualquiera de los dos, se indicara que no fue encontrado.</text:p>
      <text:p text:style-name="P1">En caso de “act” no contener la actividad correcta se indicara.</text:p>
      <text:p text:style-name="P1">Si “ciclo” no cumple con el formato establecido se mostrara el mensaje en pantalla.</text:p>
      <text:p text:style-name="P1"/>
      <text:p text:style-name="P1">Si los datos son correctos se mostrara un mensaje indicado que de agrego el ciclo.</text:p>
      <text:p text:style-name="P1"/>
      <text:p text:style-name="P1">*Nota:</text:p>
      <text:p text:style-name="P1">Ya que el proyecto tenga la estructura visual, utilizando un calendario se implementara la eleccion de fecha de inicio y de fin del curso, asi como los dias de asueto del mismo, asi como sus respectivas validaciones.</text:p>
      <text:p text:style-name="Standard"><text:span text:style-name="T1">El administrador podra cambiar el estado de los ciclos entre ACTIVO/INACTIVO el fin de ciclo.</text:span></text:p>
      <text:p text:style-name="Standard"><text:span text:style-name="T1"/></text:p>
      <text:h text:style-name="Heading_20_2" text:outline-level="2"><text:bookmark-start text:name="__RefHeading__197_1005151302"/><text:soft-page-break/>- Crear curso <text:bookmark-end text:name="__RefHeading__197_1005151302"/></text:h>
      <text:p text:style-name="P1"/>
      <text:p text:style-name="Standard">#localhost/Proyecto/?ctrl=course&amp;act=add&amp;ciclo=[ciclo]&amp; nombre=[nombre_materia]&amp;seccion=[seccion_materia]&amp;nrc=[nrc_materia]</text:p>
      <text:p text:style-name="Standard"/>
      <text:p text:style-name="Standard">[ciclo] = Cualquier ciclo que cumpla con el formato establecido (2013B,2014b,2014A)</text:p>
      <text:p text:style-name="Standard">[seccion] = Cualquier seccion que cumpla con el formato establecido (D04,d04,d29)</text:p>
      <text:p text:style-name="Standard">[nombre_materia] = <text:s/>El nombre de la materia formado por n-numero de caracteres. (Programacion Web, Topicos selectos de computacion II)</text:p>
      <text:p text:style-name="Standard">[nrc_materia] = El nrc es compuesto por 5 digitos, del 0 al 9. (91732,00123,39183)</text:p>
      <text:p text:style-name="Standard"/>
      <text:p text:style-name="Standard">Errores: </text:p>
      <text:p text:style-name="Standard">En caso de no incluir el “ctrl”, se indicara que no fue encontrado.</text:p>
      <text:p text:style-name="Standard">En caso de el “ctrl” no contenga algun valor valido, se indicara que no es valido.</text:p>
      <text:p text:style-name="Standard">Si “act” no existe, se indicara que no fue encontrado.</text:p>
      <text:p text:style-name="Standard">En caso de “act” no contener la actividad correcta se indicara.</text:p>
      <text:p text:style-name="Standard">Si “ciclo”, “nombre”, “seccion”o “nrc” no cumplen con el formato establecido se mostrara el mensaje en pantalla.</text:p>
      <text:p text:style-name="Standard">Si “ciclo”, “nombre”, “seccion”o “nrc” no existen se indicara que no fueron encontrados.</text:p>
      <text:p text:style-name="Standard"/>
      <text:p text:style-name="Standard">*Nota:</text:p>
      <text:p text:style-name="Standard">Una vez creada la base de datos, al crear el curso se podra elegir de una lista el nombre de la materia, asi quedaran ligados los datos adicionales al mismo, como Academia la que pertenece la materia y clave del materia.</text:p>
      <text:p text:style-name="Standard">El ciclo se dara a escoger de una lista, que contendra los ciclos activos.</text:p>
      <text:p text:style-name="Standard">Los datos restantes como son los dias y horarios de la clase, se elegiran de una forma visual posteriormente.</text:p>
      <text:p text:style-name="Standard">En caso de que la materia no se encuentre en la lista, el administrador la dara de alta, para que el maestro pueda agregar un curso.</text:p>
      <text:p text:style-name="Standard">El curso quedara registrado con un ID unico en caso que posteriormente se quiera clonar el curso.</text:p>
      <text:p text:style-name="P1"/>
      <text:p text:style-name="P1"/>
      <text:h text:style-name="Heading_20_2" text:outline-level="2"><text:bookmark-start text:name="__RefHeading__199_1005151302"/>- Clonar un curso<text:bookmark-end text:name="__RefHeading__199_1005151302"/></text:h>
      <text:p text:style-name="Standard">La clonacion de un curso estara ligada al usuario, en este caso al profesor, al activar esta opcion se desplegara una lista de los cursos que ha impartido filtrados por Ciclo escolar.</text:p>
      <text:p text:style-name="Standard">Asi para hacer la seleccion del curso que quiere clonar mas facil para el profesor.</text:p>
      <text:p text:style-name="Standard">Por medio el ID del curso se creara uno nuevo con la mismas caracteristicas, solo seran modificadas la seccion, el nrc y el ciclo.</text:p>
      <text:p text:style-name="Standard"/>
      <text:p text:style-name="Standard">#localhost/Proyecto/?ctrl=course&amp;act=clone&amp;</text:p>
      <text:p text:style-name="Standard">cicle=[ciclo]&amp;seccion=[seccion_materia]&amp;nrc=[nrc_materia]</text:p>
      <text:p text:style-name="Standard"/>
      <text:p text:style-name="Standard">[ciclo] = Cualquier ciclo que cumpla con el formato establecido (2013B,2014b,2014A)</text:p>
      <text:p text:style-name="Standard">[seccion] = Cualquier seccion que cumpla con el formato establecido (D04,d04,d29)</text:p>
      <text:p text:style-name="Standard">[nrc_materia] = El nrc es compuesto por 5 digitos, del 0 al 9. (91732,00123,39183)</text:p>
      <text:p text:style-name="Standard"/>
      <text:p text:style-name="Standard"/>
      <text:h text:style-name="Heading_20_2" text:outline-level="2"><text:bookmark-start text:name="__RefHeading__205_1005151302"/><text:soft-page-break/>-Agregar Alumno<text:bookmark-end text:name="__RefHeading__205_1005151302"/></text:h>
      <text:p text:style-name="Standard">#localhost/Proyecto/?ctrl=student&amp;act=add&amp;correo=[correo]</text:p>
      <text:p text:style-name="Standard">&amp;paterno=[paterno]&amp;codigo=[codigo]&amp;materno=[materno]&amp;nombre=[nombre]</text:p>
      <text:p text:style-name="Standard">&amp;github=[github]&amp;celular=[celular]&amp;web=[pagina_web]</text:p>
      <text:p text:style-name="Standard"/>
      <text:p text:style-name="Standard">[correo] = El correo debe incluir un “@” y al menos un “.” despues del arroba (<text:a xlink:type="simple" xlink:href="mailto:pacheco2590@hotmail.com">pacheco2590@hotmail.com</text:a>, <text:a xlink:type="simple" xlink:href="mailto:cromero@posadaguadalajara.com.mx">cromero@posadaguadalajara.com.mx</text:a> )</text:p>
      <text:p text:style-name="Standard">[nombre] = Nombre o nombres el alumno</text:p>
      <text:p text:style-name="Standard">[paterno] = Apellido paterno del alumno</text:p>
      <text:p text:style-name="Standard">[materno] = Apellido materno del alumno</text:p>
      <text:p text:style-name="Standard">[codigo] = El codigo del alumno es formado por 9 digitos (211213995, 208434387,210519152)</text:p>
      <text:p text:style-name="Standard">*[github] = Cuenta de github formada por solo caracteres alfanumericos y guion (-), no puede ser (-) el primer caracter. (pachecoree, pacheco2590)</text:p>
      <text:p text:style-name="Standard">*[celular] = Numero de celular de 10 digitos, comenzando por 33 . (3312802296,3336622065)</text:p>
      <text:p text:style-name="Standard">*[pagina_web] = pagina web del alumno</text:p>
      <text:list xml:id="list1501789012" text:style-name="L3">
        <text:list-header>
          <text:p text:style-name="P3"/>
        </text:list-header>
      </text:list>
      <text:p text:style-name="Standard">*Campos que son opcionales en el registro del alumno.</text:p>
      <text:p text:style-name="Standard"/>
      <text:p text:style-name="Standard">Errores:</text:p>
      <text:p text:style-name="Standard">Si faltara algun dato de los que no tienen “*”, se marcara error.</text:p>
      <text:p text:style-name="Standard">Si alguno de los que tienen “*”, no es agregado no se marcara error, pero si es agregado y no cumple con el formato establecido , se marcara error.</text:p>
      <text:p text:style-name="Standard">Todos los datos son validados , si falla la validacion marcara error, eso incluye el formato del dato y si existen o no.</text:p>
      <text:p text:style-name="Standard"/>
      <text:p text:style-name="Standard"/>
      <text:p text:style-name="Standard">*Nota: La carrera sera elegida de una lista de las carreras disponibles en el centro, que estara almacenada en la base de datos.</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pitch="variable"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MX"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s" fo:country="MX"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100%"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100%" fo:margin-left="0.1965in" fo:margin-right="0in" fo:text-indent="0in" style:auto-text-indent="false">
        <style:tab-stops>
          <style:tab-stop style:position="6.7283in"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08T18:01:45</meta:creation-date>
    <meta:editing-duration>PT23H21M14S</meta:editing-duration>
    <meta:editing-cycles>16</meta:editing-cycles>
    <meta:generator>LibreOffice/3.5$Linux_X86_64 LibreOffice_project/350m1$Build-2</meta:generator>
    <meta:initial-creator>Pacheco </meta:initial-creator>
    <dc:date>2014-03-10T21:26:24</dc:date>
    <dc:creator>Pacheco </dc:creator>
    <meta:document-statistic meta:table-count="0" meta:image-count="0" meta:object-count="0" meta:page-count="5" meta:paragraph-count="83" meta:word-count="880" meta:character-count="5638" meta:non-whitespace-character-count="4834"/>
  </office:meta>
</office:document-meta>
</file>